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master-page-name="Standard">
      <style:paragraph-properties fo:line-height="200%" style:page-number="auto"/>
    </style:style>
    <style:style style:name="P4" style:family="paragraph" style:parent-style-name="Header">
      <style:paragraph-properties fo:text-align="end" style:justify-single-word="false"/>
    </style:style>
    <style:style style:name="T1" style:family="text">
      <style:text-properties style:font-name="Times"/>
    </style:style>
    <style:style style:name="T2" style:family="text">
      <style:text-properties style:font-name="Times" fo:font-style="italic" style:font-style-asian="italic"/>
    </style:style>
    <style:style style:name="T3" style:family="text">
      <style:text-properties style:font-name="Tim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ichael Gilliland</text:span></text:p>
      <text:p text:style-name="P1"><text:span text:style-name="T1">Professor Paul Kilpatrick</text:span></text:p>
      <text:p text:style-name="P1"><text:span text:style-name="T1">Cinema</text:span></text:p>
      <text:p text:style-name="P1"><text:span text:style-name="T1">2 March 2013</text:span></text:p>
      <text:p text:style-name="P2"><text:span text:style-name="T1">Burn it Down: an Analysis of a Transitional Clip from</text:span><text:span text:style-name="T3"> </text:span><text:span text:style-name="T1">Tarantino's 8th Film</text:span></text:p>
      <text:p text:style-name="P1"><text:span text:style-name="T1"><text:tab/>I chose the “Burn it Down scene” from </text:span><text:span text:style-name="T3">Inglorious Bsasterds</text:span><text:span text:style-name="T1"> because it is a beautifully executed moment of transition from a state of surprise and confusion to one of massacre, chaos and explosion. This scene occurs shortly after t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1"><text:span text:style-name="T1"><text:tab/>The first part of this clip is jumped into from a brief glimpse of confused Goebbels who is denying that Shosanna's inflated face is a genuine component of his film. Then, from a viewpoint behind the screen, for the flash of a second, we see nothing but the blue tinted, black and white projected lips saying, “Marcel.” Directly after that, through the camera's eye, the viewers are transported a few yards back behind Marcel's right shoulder as he is looking intently at Shosanna's projected face and this is where the clip begins.</text:span></text:p>
      <text:p text:style-name="P1"><text:span text:style-name="T1"><text:tab/>In this cut in, Goebbels' declaration of the omnipotence the Nazi regime through his film propaganda is refuted by the Jewish saboteur – his confusion is dismissed by the answering face </text:span><text:soft-page-break/><text:span text:style-name="T1">of the new (soon to be) war hero; her face replacing that of Zoller (the old hero of the wicked regime). The light blue saturated coloration of the old fashioned video looks ghostly, as if the recently deceased Shosanna is back from the grave, seeking revenge upon the Nazi killers who murdered her family and people. The cut in is of enormous importance because it provides a sense of hopelessness for the Nazis through the revelation of the new war hero's hidden motives being unveiled as her vengeance is being put into exaction. </text:span></text:p>
      <text:p text:style-name="P1"><text:span text:style-name="T1"><text:tab/>At the beginning of the clip, behind the screen and Marcel's back we can see only three things through the camera: Marcel, the top of the pile of nitrate film and Shosanna's ghostly face from the nose down. Our viewing of these three things provides a preview of what is to come; they are the physical components of the sequence of events that will constitute the demise of the Nazis.</text:span></text:p>
      <text:p text:style-name="P1"><text:span text:style-name="T1"><text:tab/>Next we see the giant projected face say just three words. These words, along with everything said by Shosanna's projection during the theater scene, are the only words in </text:span><text:span text:style-name="T2">Inglorious Basterds</text:span><text:span text:style-name="T1"> she speaks in English. This is significant because, such a huge portion of the dialog in </text:span><text:span text:style-name="T3">Inglorious Basterds</text:span><text:span text:style-name="T1"> is in non-English languages. Tarantino uses the English for emphasis, to blatantly say to the English-speaking viewers that the words that are being spoken are of crucial nature to the film. He uses this technique in other films as well. For an example of this, consider the scene in </text:span><text:span text:style-name="T3">Kill Bill Vol. 1</text:span><text:span text:style-name="T1"> in which O-Ren decapitates a subordinate and then declares that further questions of her race will be met similarly. She speaks in clear English to a Japanese-speaking audience. In the same manner, Shosanna’s ghostly face says to Marcel, in English, “Burn it down.”</text:span></text:p>
      <text:p text:style-name="P1"><text:soft-page-break/><text:span text:style-name="T1"><text:tab/> These three clearly annunciated words are essentially all we hear. There is some light murmuring of confused Nazis in the background; however – in the overwhelming projection of the vengeful Jew's voice – the German Audience's voice is but diminishing white-noise. Marcel, the projection of Shosanna and the film are the only objects we see because they are the only elements we care about at this moment. For the proper combination of these three alone will determine whether the protagonists are victorious.</text:span></text:p>
      <text:p text:style-name="P1"><text:span text:style-name="T1"><text:tab/>Next the camera, through a jump cut, takes us in front of Marcel's face placed at an almost intimate distance in the dead center of a wide shot. We see him from his neckline to his hairline, the camera perpendicular to his face, looking from the direction of the screen but at a closer distance. </text:span></text:p>
      <text:p text:style-name="P1"><text:span text:style-name="T1"><text:tab/>He nods without ever blinking, accepting the symbolical torch that has been passed onto him by Shosanna. We see a black, void backdrop as we look into his smiling face. Over his shoulder, to the left (from our perspective) we see slight wisps of smoke, which, if their subtlety is noticed, are aiding in the transition between this and the next scene.</text:span></text:p>
      <text:p text:style-name="P1"><text:span text:style-name="T1"><text:tab/>Marcel's honest smile is indicative of his deep love for Shosanna and his joy in seeing the successful concretion of their secret plan. His face is lit naturally and the little we see of his shirt is lit brightly, almost glowingly. The natural lighting contrasted with the unearthly glow of his shirt emphasizes his humanity and loyalty in accepting his role in the underway mass-murder of the aggressors to the Jews.</text:span></text:p>
      <text:p text:style-name="P1"><text:span text:style-name="T1"><text:tab/>After Marcel's brief nod, he quickly mutters, “Oui, Shosanna,” (it is almost difficult to </text:span><text:soft-page-break/><text:span text:style-name="T1">understand what he is saying). What is interesting about this utterance is that it is unnecessary, almost redundant. The joyous emotion that the actor sets upon his face is enough to indicate his intention to fulfill the plot and the brief nod he provides further solidifies this intention. Due to the actor's superior job in emulating the joyousness of the character of Marcel, these words are almost overkill. By the time his words are finished the mumbling of the German theater patrons has dissolved into a noise so quiet it resembles the minuscule white-noises one hears in silence.</text:span></text:p>
      <text:p text:style-name="P1"><text:span text:style-name="T1"><text:tab/>Next, we see a close-up of Marcel's hand planted on his side holding a smoking cigarette between his middle finger and thumb. The camera is at equal height with Marcel's side. As with the close-up of Marcel's face, the background is black, albeit there are some unrecognizable splotchy gray objects.</text:span></text:p>
      <text:p text:style-name="P1"><text:span text:style-name="T1"><text:tab/>This shot acts as the final “passing of the torch.” Marcel, in flicking the cigarette, is bringing his role in the destruction of the Nazis to fulfillment and is leaving the rest up to the projectile cigarette. This brief scene's purpose is purely transitional. As he flicks the cigarette and it departs his hand at the center of the camera's view, a loud resonant flicking noise is heard and is drawn out to an unnatural width. This is done to help ease the transition to the following scene which is filmed in slow-motion.</text:span></text:p>
      <text:p text:style-name="P1"><text:span text:style-name="T1"><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ext:span><text:soft-page-break/><text:span text:style-name="T1">throughout the flight of the cigarette, without significantly dropping as the camera tracks them. Although it is moving to the left its placement in the screen does not change significantly because the camera is tracking it in a sweep. The plane of specks, however, moves quickly against the cigarette. The specks seem to be the only thing aside from the actual flipping of the cigarette (and its slight drop towards the bottom of the screen) indicating its movement. In fact, the background and its shady, vaguely rectangular shapes drop below the cigarette creating a parallax effect as if the cigarette is truly flying.</text:span></text:p>
      <text:p text:style-name="P1"><text:span text:style-name="T1"><text:tab/>As it is airborne, the cigarette makes light scratching noises, as it struggles to work its way past the final obstacle that stands between it and the pile of film that will be downfall of the evil Nazi leaders, that obstacle being the very air through which it soars.</text:span></text:p>
      <text:p text:style-name="P1"><text:span text:style-name="T1"><text:tab/>The flying cigarette scene is the longest in the sequence of the scenes present in the 16 second clip I selected and justly so. For this scene is the transition into the climax of the film. All the characters' plans have been made and many have died to see this moment through. The cigarette scene acts as the final transition from startled confusion to chaotic massacre.</text:span></text:p>
      <text:p text:style-name="P1"><text:span text:style-name="T1"><text:tab/>Tarantino, however, does not let us get too attached to the cigarette. He abruptly ends the scene by jumping the camera to the nitrate film which bursts into red hot flame (the beginning of the massacre). The camera is focused on a small area of film and reels, looking down on it and showing the impact of the cigarette and the flame therefrom, but not much more.</text:span></text:p>
      <text:p text:style-name="P1"><text:span text:style-name="T1"><text:tab/>This close-up shot was used for two reasons: (1) the pile of film was unveiled earlier and showing the whole pile again would take away from the initial surprise and (2) showing more </text:span><text:soft-page-break/><text:span text:style-name="T1">flame would take away from later burning scenes of a greater, more powerful magnitude. The sound of the burning is a somewhat standard burning sound effect, however, there is a subtle buzzing noise mixed in which is presumably the nitrate (which was clearly emphasized earlier in the film as being highly flammable) being incinerated by the flame. This scene is very brief. At just about the time when you have received enough information about the burning film to understand exactly what is going on, the camera is transitioned to be above the audience, centering in on the theater screen to display one of the greatest scenes of the movie.</text:span></text:p>
      <text:p text:style-name="P1"><text:span text:style-name="T1"><text:tab/>In this excellent scene, we see the burning of the screen on which Shosanna’s ghostly blue face is projected (the camera jumps to a height at level with the projected screen). Her face is dead center-screen, the proportions of her face to the rest of the view, interestingly are about the same as Marcel's were in his close-up scene. Tarantino seems to enjoy using close-ups to expose the viewers to this personal sense of intimacy the last time we will see his protagonists in a film. The coloration of this scene is simple and modular, with red curtains on the sides, the orange flame consumes Shosanna's gray-blue face as she is laughing maniacally.</text:span></text:p>
      <text:p text:style-name="P1"><text:span text:style-name="T1"><text:tab/>This viewing angle of the screen has never been shown before. Earlier when Shosanna's face appeared on the screen, we saw her from the perspective of a person in the audience, as one of the Nazis. But now, in her victory, she is above the Nazis and she throws her head back and laughs as the flames consume the screen from the bottom up. She laughs, already having died and thus her projected form being rendered impervious to the flame – the Nazis are not so lucky.</text:span></text:p>
      <text:p text:style-name="P1"><text:span text:style-name="T1"><text:tab/>As we are exposed to the burning screen, so are the Nazi attendees. The chaotic </text:span><text:soft-page-break/><text:span text:style-name="T1">amalgamation of ladies' screams the loudly burning flame and Shosanna's insane laughter growing more and more maniacal makes for a perfect accompaniment for the inferno of chaos being engendered and about to ensue. The audio in itself tells us exactly what has happened in this scene – Shosanna and the other protagonists have won as her laughing indicates – the now screaming Nazis have been defeated.</text:span></text:p>
      <text:p text:style-name="P1"><text:span text:style-name="T1"><text:tab/>Yet another jumping camera transition is used to move into the next shot. This shot, truly unique to the short clip, is the only shot in which the camera appears to be moving. We see the defeat stricken Hitler, staring in disbelief, the camera zooming in on him and panning from about eye-level down to his chest in a radial manner (while still focusing on his expression). This shot is filmed differently from the others to create a contrast. As said above, in the shot before this one we see Shosanna from a high point, laughing in victory. Well, in this shot, the camera sinks low, focusing in on Hitler's somber expression, emphasizing his defeat.</text:span></text:p>
      <text:p text:style-name="P1"><text:span text:style-name="T1"><text:tab/>The actor who was selected for this movie to play Hitler is phenomenal. In most of the popular videos of WWII era Hitler we see him as being a very emotional individual, barking orders or giving an impassioned speech. In this shot, we see a new side to this emotional Hitler. His eyes are very wide, shocked in disbelief. Although this is a fairly short clip, we can see his mouth begin to open, his lips peeling apart slowly from one side to the other. He truly looks disturbed and surprised. </text:span></text:p>
      <text:p text:style-name="P1"><text:span text:style-name="T1"><text:tab/>The final shot of this clip is transitioned into using (you guessed it) a camera jump. This time the camera is moved about 5 feet back to show Goebbels' reaction (Goebbels is sitting next </text:span><text:soft-page-break/><text:span text:style-name="T1">to Hitler). Goebbels and Hitler are both at the center of the screen (Goebbels on the left) and over Goebbels shoulder the face of his “interpreter” can be seen. Goebbels' reaction is every bit as distraught as that of Hitler. We see his jaw drop, his eyebrows raise and his face form a hurtful expression of painful surprise.</text:span></text:p>
      <text:p text:style-name="P1"><text:span text:style-name="T1"><text:tab/>Earlier we saw Goebbels in tears as Hitler complements his film, the film that is now a forgotten memory. It is clear that the director includes this shot because it shows the derivative nature of Goebbels' emotions. We first see Hitler's reaction and then we see Goebbels because, as Goebbels can only accept happiness if Hitler grants him praise, he can only accept their demise once Hitler has accepted it.</text:span></text:p>
      <text:p text:style-name="P1"><text:span text:style-name="T1"><text:tab/>From these 9 shots and the rest of the theater scene an interesting plot irony should be recognized. <text:s/>Shosanna's revenge is exacted in a parallel fashion as when, in the beginning of the film, her family was killed by Christoph Waltz's character, justly nicknamed “the Jew Hunter.” When the Jew Hunter comes to the house in which Shosanna is hiding, he puts on a front, acting as though, to the ears of the hidden Jews, his visit has non-hostile purposes. When Shosanna's family, hiding under the floor boards, is least expecting, the Jew Hunter calls in his Nazi squad and they open fire on them (Shosanna barely escapes). In a parallel fashion, Shosanna pretends to be sympathetic to the Nazis' aims. Putting on the front of non-hostility she, like the Jew Hunter, strikes unexpectedly, dealing death mercilessly and exterminating her victims.</text:span></text:p>
      <text:p text:style-name="P1"><text:bookmark-start text:name="__DdeLink__74_1879873713"/><text:span text:style-name="T1"><text:tab/>In conclusion, it is clear that Tarantino enjoys constructing his plots around ironic justice. In the sixteen second clip in question, he utilizes steady cameras for all of the scenes except the </text:span><text:soft-page-break/><text:span text:style-name="T1">one in which we see Hitler's reaction. During this transitional clip, Tarantino seems to prefer using the camera to abruptly jump between shots in order to momentously continue through scenes while exposing the characters' reaction to their quickly changing surroundings. The modular use of blocks of color is also a predominant method of the placement of objects throughout this clip. A prime example of this would be the blue-gray figure of Shosanna's face being consumed by the growing orange flame. This clip marks the calm before the storm as well as the first thunderclap. Tarantino delivers this transitional clip superbly – it is the culmination of the main characters' plans, marking the fictitious demise of the world's most maleficent dictator.</text:span><text:bookmark-end text:name="__DdeLink__74_1879873713"/><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style:use-window-font-color="true" style:font-name="Liberation Serif" fo:font-size="12pt"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text-properties style:font-name-complex="Mangal" style:font-size-complex="10.5pt"/>
    </style:style>
    <style:style style:name="Default_20_Paragraph_20_Font" style:display-name="Default Paragraph Font" style:family="text"/>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page_20_number" style:display-name="page numb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er_20_Char" style:display-name="Footer Char" style:family="text" style:parent-style-name="Default_20_Paragraph_20_Font">
      <style:text-properties style:font-name="Liberation Serif" fo:font-size="12pt" style:font-name-asian="Droid Sans Fallback" style:font-size-asian="12pt" style:language-asian="zh" style:country-asian="CN" style:font-name-complex="Mangal" style:font-size-complex="10.5pt"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84in" style:dynamic-spacing="true"/>
      </style:header-style>
      <style:footer-style/>
    </style:page-layout>
  </office:automatic-styles>
  <office:master-styles>
    <style:master-page style:name="Standard" style:page-layout-name="Mpm1">
      <style:header>
        <text:p text:style-name="MP1">Gilliland <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Guest</dc:creator>
    <meta:editing-cycles>2</meta:editing-cycles>
    <meta:creation-date>2013-03-08T14:26:00</meta:creation-date>
    <dc:date>2013-03-08T14:26:00</dc:date>
    <meta:editing-duration>P0D</meta:editing-duration>
    <meta:generator>LibreOffice/3.5$Linux_X86_64 LibreOffice_project/350m1$Build-202</meta:generator>
    <meta:document-statistic meta:table-count="0" meta:image-count="0" meta:object-count="0" meta:page-count="9" meta:paragraph-count="32" meta:word-count="2491" meta:character-count="14531" meta:non-whitespace-character-count="120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